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2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2"/>
          <table:table-cell table:number-columns-repeated="242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42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2"/>
        </table:table-row>
        <table:table-row table:style-name="ro1">
          <table:table-cell/>
          <table:table-cell table:content-validation-name="val1"/>
          <table:table-cell table:number-columns-repeated="7"/>
          <table:table-cell table:style-name="Default" table:number-columns-repeated="5"/>
          <table:table-cell table:number-columns-repeated="242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2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2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office:forms form:automatic-focus="false" form:apply-design-mode="false"/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Pounce and Stalk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ineLayer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office:value-type="string">
            <text:p>Max Lifetime</text:p>
          </table:table-cell>
          <table:table-cell office:value-type="string">
            <text:p>Firing Rate</text:p>
          </table:table-cell>
          <table:table-cell table:number-columns-repeated="8"/>
        </table:table-row>
        <table:table-row table:style-name="ro1" table:number-rows-repeated="13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office:forms form:automatic-focus="false" form:apply-design-mode="false"/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8">09/08/2008</text:date>, <text:time>15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09-08T15:33:00</dc:date>
    <meta:editing-cycles>36</meta:editing-cycles>
    <meta:editing-duration>PT18H29M16S</meta:editing-duration>
    <meta:user-defined meta:name="Info 1"/>
    <meta:user-defined meta:name="Info 2"/>
    <meta:user-defined meta:name="Info 3"/>
    <meta:user-defined meta:name="Info 4"/>
    <meta:document-statistic meta:table-count="5" meta:cell-count="228"/>
  </office:meta>
</office:document-meta>
</file>